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text-properties fo:language="ru" fo:country="RU"/>
    </style:style>
    <style:style style:name="TableCell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8" style:parent-style-name="Основнойшрифтабзаца" style:family="text">
      <style:text-properties style:letter-kerning="false"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" style:parent-style-name="TableContents" style:family="paragraph">
      <style:text-properties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style:letter-kerning="false" fo:language="ru" fo:country="RU"/>
    </style:style>
    <style:style style:name="T40" style:parent-style-name="Основнойшрифтабзаца" style:family="text">
      <style:text-properties style:letter-kerning="false" fo:language="ru" fo:country="RU"/>
    </style:style>
    <style:style style:name="T41" style:parent-style-name="Основнойшрифтабзаца" style:family="text">
      <style:text-properties style:letter-kerning="false" fo:language="ru" fo:country="RU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style:font-name="Arial" style:font-name-complex="Arial" fo:color="#2F353F" fo:font-size="13pt" style:font-size-asian="13pt" style:font-size-complex="13pt" fo:background-color="#FFFFFF"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8" style:parent-style-name="TableContents" style:family="paragraph">
      <style:text-properties fo:language="ru" fo:country="RU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" style:parent-style-name="TableContents" style:family="paragraph">
      <style:text-properties fo:font-weight="bold" style:font-weight-asian="bold" style:font-weight-complex="bold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text-properties fo:language="ru" fo:country="RU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" style:parent-style-name="TableContents" style:family="paragraph">
      <style:text-properties fo:language="ru" fo:country="RU"/>
    </style:style>
    <style:style style:name="P87" style:parent-style-name="TableContents" style:family="paragraph">
      <style:text-properties fo:language="ru" fo:country="RU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" style:parent-style-name="TableContents" style:family="paragraph">
      <style:text-properties fo:language="ru" fo:country="RU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" style:parent-style-name="TableContents" style:family="paragraph">
      <style:text-properties fo:language="ru" fo:country="RU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ableCell1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" style:parent-style-name="TableContents" style:family="paragraph">
      <style:text-properties fo:language="ru" fo:country="RU"/>
    </style:style>
    <style:style style:name="P10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Еровенко Павел</text:span><text:s/><text:span text:style-name="T10">Андреевич</text:span></text:p>
          </table:table-cell>
        </table:table-row>
        <table:table-row table:style-name="TableRow11">
          <table:table-cell table:style-name="TableCell12" table:number-columns-spanned="2">
            <text:p text:style-name="P13">Java</text:p>
          </table:table-cell>
          <table:covered-table-cell/>
        </table:table-row>
        <table:table-row table:style-name="TableRow14">
          <table:table-cell table:style-name="TableCell15">
            <text:p text:style-name="P16">Что такое переопределение метода?</text:p>
          </table:table-cell>
          <table:table-cell table:style-name="TableCell17">
            <text:p text:style-name="TableContents"><text:span text:style-name="T18">Это возможность, позволяющая подклассу обеспечить специфическую реализацию метода, уже реализованного в родительском классе.</text:span></text:p>
          </table:table-cell>
        </table:table-row>
        <table:table-row table:style-name="TableRow19">
          <table:table-cell table:style-name="TableCell20">
            <text:p text:style-name="P21">Какие бывают виды классов?</text:p>
          </table:table-cell>
          <table:table-cell table:style-name="TableCell22">
            <text:p text:style-name="P23">Анонимные, статические, внутренние и вложенные</text:p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 использовать модификатор<text:s/></text:span>final<text:span text:style-name="T27">?</text:span></text:p>
          </table:table-cell>
          <table:table-cell table:style-name="TableCell28">
            <text:p text:style-name="TableContents"><text:span text:style-name="T29">Модификатор<text:s/></text:span>final<text:span text:style-name="T30"><text:s/>м</text:span><text:span text:style-name="T31">ожно использовать:</text:span><text:span text:style-name="T32"><text:line-break/>1. К</text:span><text:span text:style-name="T33">ласс</text:span><text:span text:style-name="T34"><text:s/>-</text:span><text:span text:style-name="T35"><text:s/>это запретит наследование данного класса.</text:span><text:span text:style-name="T36"><text:line-break/>2.<text:s/></text:span><text:span text:style-name="T37">Метод -</text:span><text:span text:style-name="T38"><text:s/>это запретит переопределение данного метода в наследниках данного класса.</text:span></text:p>
            <text:p text:style-name="TableContents"><text:span text:style-name="T39">3.<text:s/></text:span><text:span text:style-name="T40">Переменная -</text:span><text:span text:style-name="T41"><text:s/>это запретит изменение значения переменной.</text:span></text:p>
          </table:table-cell>
        </table:table-row>
        <table:table-row table:style-name="TableRow42">
          <table:table-cell table:style-name="TableCell43">
            <text:p text:style-name="TableContents"><text:span text:style-name="T44">Какие есть варианты использования ключевого слова<text:s/></text:span>try<text:span text:style-name="T45">?</text:span></text:p>
          </table:table-cell>
          <table:table-cell table:style-name="TableCell46">
            <text:p text:style-name="TableContents"><text:span text:style-name="T47">Используется для обозначения начала блока с<text:s/></text:span><text:span text:style-name="T48">возможными исключениями. Может использоваться в блоке<text:s/></text:span>try<text:span text:style-name="T49">-</text:span>catch<text:span text:style-name="T50">,<text:s/></text:span>try<text:span text:style-name="T51">-</text:span>catch<text:span text:style-name="T52">-</text:span>finally<text:span text:style-name="T53">,<text:s/></text:span>try<text:span text:style-name="T54">-</text:span>with<text:span text:style-name="T55">-</text:span>resourses</text:p>
          </table:table-cell>
        </table:table-row>
        <table:table-row table:style-name="TableRow56">
          <table:table-cell table:style-name="TableCell57">
            <text:p text:style-name="TableContents"><text:span text:style-name="T58">Какие есть стандартные реализации интерфейса<text:s/></text:span>List<text:span text:style-name="T59"><text:s/>и в каких ситуациях их нужно использовать?</text:span></text:p>
          </table:table-cell>
          <table:table-cell table:style-name="TableCell60">
            <text:p text:style-name="TableContents"><text:span text:style-name="T61">1. ArrayList — список на основе оптимизированного расширяемого массива.<text:s/></text:span><text:span text:style-name="T62"><text:line-break/>Лучший выбор при работе с поиском или перезаписью элементов</text:span><text:span text:style-name="T63"><text:line-break/></text:span><text:span text:style-name="T64">2. LinkedList — классический двусвязный список.</text:span><text:span text:style-name="T65"><text:line-break/>Лучший выбор при работе с вставкой или удалением элементов</text:span><text:span text:style-name="T66">.</text:span><text:span text:style-name="T67"><text:line-break/>3. Vector — синхронизованный список на основе расширяемого масс</text:span><text:span text:style-name="T68">ива. Его лучше не использовать</text:span><text:span text:style-name="T69">,</text:span><text:span text:style-name="T70"><text:s/></text:span><text:span text:style-name="T71">ArrayLists может делать все, что может сделать<text:s/></text:span>Vector<text:span text:style-name="T72"><text:s/></text:span><text:span text:style-name="T73">и несколько быстрее.<text:s/></text:span></text:p>
          </table:table-cell>
        </table:table-row>
        <table:table-row table:style-name="TableRow74">
          <table:table-cell table:style-name="TableCell75">
            <text:p text:style-name="P76">В чём основная идея стримов из пакета java.util.stream?</text:p>
          </table:table-cell>
          <table:table-cell table:style-name="TableCell77">
            <text:p text:style-name="P78">Упрощение работы с наборами данных. Упрощение операций фильрации, сортировки – сделать код более читаемым.</text:p>
          </table:table-cell>
        </table:table-row>
        <table:table-row table:style-name="TableRow79">
          <table:table-cell table:style-name="TableCell80" table:number-columns-spanned="2">
            <text:p text:style-name="P81">Разное</text:p>
          </table:table-cell>
          <table:covered-table-cell/>
        </table:table-row>
        <table:table-row table:style-name="TableRow82">
          <table:table-cell table:style-name="TableCell83">
            <text:p text:style-name="P84">Каким критериям должна удовлетворять «хорошая» хэш-функция?</text:p>
          </table:table-cell>
          <table:table-cell table:style-name="TableCell85">
            <text:p text:style-name="P86">Возможность ответить на вопросы ниже с использованием «гугла» у меня конечно есть. Но на момент получения задания, я не знаком с тем, что спрашивается ниже.</text:p>
            <text:p text:style-name="P87"/>
          </table:table-cell>
        </table:table-row>
        <table:table-row table:style-name="TableRow88">
          <table:table-cell table:style-name="TableCell89">
            <text:p text:style-name="TableContents"><text:span text:style-name="T90">В чём причина<text:s/></text:span><text:span text:style-name="T91">популярности и широкого распространения кодировки<text:s/></text:span>UTF<text:span text:style-name="T92">-8?</text:span></text:p>
          </table:table-cell>
          <table:table-cell table:style-name="TableCell93">
            <text:p text:style-name="P94">-</text:p>
          </table:table-cell>
        </table:table-row>
        <table:table-row table:style-name="TableRow95">
          <table:table-cell table:style-name="TableCell96">
            <text:p text:style-name="TableContents"><text:span text:style-name="T97">Сравните форматы<text:s/></text:span>XML<text:span text:style-name="T98"><text:s/>и<text:s/></text:span>JSON<text:span text:style-name="T99">. Когда какой использовать?</text:span></text:p>
          </table:table-cell>
          <table:table-cell table:style-name="TableCell100">
            <text:p text:style-name="P101">-</text:p>
          </table:table-cell>
        </table:table-row>
        <table:table-row table:style-name="TableRow102">
          <table:table-cell table:style-name="TableCell103">
            <text:p text:style-name="TableContents"><text:span text:style-name="T104">Опишите что будет происходить «под капотом» после ввода адреса<text:s/></text:span><text:soft-page-break/><text:span text:style-name="T105">сайта в браузере и нажатия<text:s/></text:span>Enter<text:span text:style-name="T106">?</text:span></text:p>
          </table:table-cell>
          <table:table-cell table:style-name="TableCell107">
            <text:p text:style-name="P108">-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shok</meta:initial-creator>
    <dc:creator>Pavel Erovenko</dc:creator>
    <meta:creation-date>2017-10-20T23:40:00Z</meta:creation-date>
    <dc:date>2021-08-13T10:45:00Z</dc:date>
    <meta:template xlink:href="Normal" xlink:type="simple"/>
    <meta:editing-cycles>2</meta:editing-cycles>
    <meta:editing-duration>PT4680S</meta:editing-duration>
    <meta:document-statistic meta:page-count="2" meta:paragraph-count="3" meta:word-count="294" meta:character-count="1973" meta:row-count="14" meta:non-whitespace-character-count="1682"/>
  </office:meta>
</office:document-meta>
</file>